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Text_20_body" style:list-style-name="L10">
      <style:paragraph-properties fo:margin-top="0in" fo:margin-bottom="0in"/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Text_20_body" style:list-style-name="L11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h text:style-name="Heading_20_1" text:outline-level="1"><text:bookmark-start text:name="go-cheat-sheet"/>Go Cheat Sheet<text:bookmark-end text:name="go-cheat-sheet"/></text:h>
      <text:h text:style-name="Heading_20_1" text:outline-level="1"><text:bookmark-start text:name="index"/>Index<text:bookmark-end text:name="index"/></text:h>
      <text:list text:style-name="L1">
        <text:list-item>
          <text:p text:style-name="P1"><text:a xlink:type="simple" xlink:href="#basic-syntax" office:name=""><text:span text:style-name="Definition">Basic Syntax</text:span></text:a></text:p>
        </text:list-item>
        <text:list-item>
          <text:p text:style-name="P1"><text:a xlink:type="simple" xlink:href="#operators" office:name=""><text:span text:style-name="Definition">Operators</text:span></text:a></text:p>
          <text:list text:style-name="L2">
            <text:list-item>
              <text:p text:style-name="P2"><text:a xlink:type="simple" xlink:href="#arithmetic" office:name=""><text:span text:style-name="Definition">Arithmetic</text:span></text:a></text:p>
            </text:list-item>
            <text:list-item>
              <text:p text:style-name="P2"><text:a xlink:type="simple" xlink:href="#comparison" office:name=""><text:span text:style-name="Definition">Comparison</text:span></text:a></text:p>
            </text:list-item>
            <text:list-item>
              <text:p text:style-name="P2"><text:a xlink:type="simple" xlink:href="#logical" office:name=""><text:span text:style-name="Definition">Logical</text:span></text:a></text:p>
            </text:list-item>
            <text:list-item>
              <text:p text:style-name="P2"><text:a xlink:type="simple" xlink:href="#other" office:name=""><text:span text:style-name="Definition">Other</text:span></text:a></text:p>
            </text:list-item>
          </text:list>
        </text:list-item>
        <text:list-item>
          <text:p text:style-name="P1"><text:a xlink:type="simple" xlink:href="#declarations" office:name=""><text:span text:style-name="Definition">Declarations</text:span></text:a></text:p>
        </text:list-item>
        <text:list-item>
          <text:p text:style-name="P1"><text:a xlink:type="simple" xlink:href="#functions" office:name=""><text:span text:style-name="Definition">Functions</text:span></text:a></text:p>
          <text:list text:style-name="L3">
            <text:list-item>
              <text:p text:style-name="P3"><text:a xlink:type="simple" xlink:href="#functions-as-values-and-closures" office:name=""><text:span text:style-name="Definition">Functions as values and closures</text:span></text:a></text:p>
            </text:list-item>
            <text:list-item>
              <text:p text:style-name="P3"><text:a xlink:type="simple" xlink:href="#variadic-functions" office:name=""><text:span text:style-name="Definition">Variadic Functions</text:span></text:a></text:p>
            </text:list-item>
          </text:list>
        </text:list-item>
        <text:list-item>
          <text:p text:style-name="P1"><text:a xlink:type="simple" xlink:href="#built-in-types" office:name=""><text:span text:style-name="Definition">Built-in Types</text:span></text:a></text:p>
        </text:list-item>
        <text:list-item>
          <text:p text:style-name="P1"><text:a xlink:type="simple" xlink:href="#type-conversions" office:name=""><text:span text:style-name="Definition">Type Conversions</text:span></text:a></text:p>
        </text:list-item>
        <text:list-item>
          <text:p text:style-name="P1"><text:a xlink:type="simple" xlink:href="#packages" office:name=""><text:span text:style-name="Definition">Packages</text:span></text:a></text:p>
        </text:list-item>
        <text:list-item>
          <text:p text:style-name="P1"><text:a xlink:type="simple" xlink:href="#control-structures" office:name=""><text:span text:style-name="Definition">Control structures</text:span></text:a></text:p>
          <text:list text:style-name="L4">
            <text:list-item>
              <text:p text:style-name="P4"><text:a xlink:type="simple" xlink:href="#if" office:name=""><text:span text:style-name="Definition">If</text:span></text:a></text:p>
            </text:list-item>
            <text:list-item>
              <text:p text:style-name="P4"><text:a xlink:type="simple" xlink:href="#loops" office:name=""><text:span text:style-name="Definition">Loops</text:span></text:a></text:p>
            </text:list-item>
            <text:list-item>
              <text:p text:style-name="P4"><text:a xlink:type="simple" xlink:href="#switch" office:name=""><text:span text:style-name="Definition">Switch</text:span></text:a></text:p>
            </text:list-item>
          </text:list>
        </text:list-item>
        <text:list-item>
          <text:p text:style-name="P1"><text:a xlink:type="simple" xlink:href="#arrays-slices-ranges" office:name=""><text:span text:style-name="Definition">Arrays, Slices, Ranges</text:span></text:a></text:p>
          <text:list text:style-name="L5">
            <text:list-item>
              <text:p text:style-name="P5"><text:a xlink:type="simple" xlink:href="#arrays" office:name=""><text:span text:style-name="Definition">Arrays</text:span></text:a></text:p>
            </text:list-item>
            <text:list-item>
              <text:p text:style-name="P5"><text:a xlink:type="simple" xlink:href="#slices" office:name=""><text:span text:style-name="Definition">Slices</text:span></text:a></text:p>
            </text:list-item>
            <text:list-item>
              <text:p text:style-name="P5"><text:a xlink:type="simple" xlink:href="#operations-on-arrays-and-slices" office:name=""><text:span text:style-name="Definition">Operations on Arrays and Slices</text:span></text:a></text:p>
            </text:list-item>
          </text:list>
        </text:list-item>
        <text:list-item>
          <text:p text:style-name="P1"><text:a xlink:type="simple" xlink:href="#maps" office:name=""><text:span text:style-name="Definition">Maps</text:span></text:a></text:p>
        </text:list-item>
        <text:list-item>
          <text:p text:style-name="P1"><text:a xlink:type="simple" xlink:href="#structs" office:name=""><text:span text:style-name="Definition">Structs</text:span></text:a></text:p>
        </text:list-item>
        <text:list-item>
          <text:p text:style-name="P1"><text:a xlink:type="simple" xlink:href="#pointers" office:name=""><text:span text:style-name="Definition">Pointers</text:span></text:a></text:p>
        </text:list-item>
        <text:list-item>
          <text:p text:style-name="P1"><text:a xlink:type="simple" xlink:href="#interfaces" office:name=""><text:span text:style-name="Definition">Interfaces</text:span></text:a></text:p>
        </text:list-item>
        <text:list-item>
          <text:p text:style-name="P1"><text:a xlink:type="simple" xlink:href="#embedding" office:name=""><text:span text:style-name="Definition">Embedding</text:span></text:a></text:p>
        </text:list-item>
        <text:list-item>
          <text:p text:style-name="P1"><text:a xlink:type="simple" xlink:href="#errors" office:name=""><text:span text:style-name="Definition">Errors</text:span></text:a></text:p>
        </text:list-item>
        <text:list-item>
          <text:p text:style-name="P1"><text:a xlink:type="simple" xlink:href="#concurrency" office:name=""><text:span text:style-name="Definition">Concurrency</text:span></text:a></text:p>
          <text:list text:style-name="L6">
            <text:list-item>
              <text:p text:style-name="P6"><text:a xlink:type="simple" xlink:href="#goroutines" office:name=""><text:span text:style-name="Definition">Goroutines</text:span></text:a></text:p>
            </text:list-item>
            <text:list-item>
              <text:p text:style-name="P6"><text:a xlink:type="simple" xlink:href="#channels" office:name=""><text:span text:style-name="Definition">Channels</text:span></text:a></text:p>
            </text:list-item>
            <text:list-item>
              <text:p text:style-name="P6"><text:a xlink:type="simple" xlink:href="#channel-axioms" office:name=""><text:span text:style-name="Definition">Channel Axioms</text:span></text:a></text:p>
            </text:list-item>
          </text:list>
        </text:list-item>
        <text:list-item>
          <text:p text:style-name="P1"><text:a xlink:type="simple" xlink:href="#printing" office:name=""><text:span text:style-name="Definition">Printing</text:span></text:a></text:p>
        </text:list-item>
        <text:list-item>
          <text:p text:style-name="P1"><text:a xlink:type="simple" xlink:href="#reflection" office:name=""><text:span text:style-name="Definition">Reflection</text:span></text:a></text:p>
          <text:list text:style-name="L7">
            <text:list-item>
              <text:p text:style-name="P7"><text:a xlink:type="simple" xlink:href="#type-switch" office:name=""><text:span text:style-name="Definition">Type Switch</text:span></text:a></text:p>
            </text:list-item>
            <text:list-item>
              <text:p text:style-name="P7"><text:a xlink:type="simple" xlink:href="https://github.com/a8m/reflect-examples" office:name=""><text:span text:style-name="Definition">Examples</text:span></text:a></text:p>
            </text:list-item>
          </text:list>
        </text:list-item>
        <text:list-item>
          <text:p text:style-name="P1"><text:a xlink:type="simple" xlink:href="#snippets" office:name=""><text:span text:style-name="Definition">Snippets</text:span></text:a></text:p>
          <text:list text:style-name="L8">
            <text:list-item>
              <text:p text:style-name="P8"><text:a xlink:type="simple" xlink:href="#files-embedding" office:name=""><text:span text:style-name="Definition">Files Embedding</text:span></text:a></text:p>
            </text:list-item>
            <text:list-item>
              <text:p text:style-name="P8"><text:a xlink:type="simple" xlink:href="#http-server" office:name=""><text:span text:style-name="Definition">HTTP Server</text:span></text:a></text:p>
            </text:list-item>
          </text:list>
        </text:list-item>
      </text:list>
      <text:h text:style-name="Heading_20_2" text:outline-level="2"><text:bookmark-start text:name="credits"/>Credits<text:bookmark-end text:name="credits"/></text:h>
      <text:p text:style-name="First_20_paragraph">Most example code taken from <text:a xlink:type="simple" xlink:href="http://tour.golang.org/" office:name=""><text:span text:style-name="Definition">A Tour of Go</text:span></text:a>, which is an excellent introduction to Go. If you're new to Go, do that tour. Seriously.</text:p>
      <text:h text:style-name="Heading_20_2" text:outline-level="2"><text:bookmark-start text:name="go-in-a-nutshell"/>Go in a Nutshell<text:bookmark-end text:name="go-in-a-nutshell"/></text:h>
      <text:list text:style-name="L9">
        <text:list-item>
          <text:p text:style-name="P9">Imperative language</text:p>
        </text:list-item>
        <text:list-item>
          <text:p text:style-name="P9">Statically typed</text:p>
        </text:list-item>
        <text:list-item>
          <text:p text:style-name="P9">Syntax tokens similar to C (but less parentheses and no semicolons) and the structure to Oberon-2</text:p>
        </text:list-item>
        <text:list-item>
          <text:p text:style-name="P9">Compiles to native code (no JVM)</text:p>
        </text:list-item>
        <text:list-item>
          <text:p text:style-name="P9">No classes, but structs with methods</text:p>
        </text:list-item>
        <text:list-item>
          <text:p text:style-name="P9">Interfaces</text:p>
        </text:list-item>
        <text:list-item>
          <text:p text:style-name="P9">No implementation inheritance. There's <text:a xlink:type="simple" xlink:href="http://golang.org/doc/effective%5Fgo.html#embedding" office:name=""><text:span text:style-name="Definition">type embedding</text:span></text:a>, though.</text:p>
        </text:list-item>
        <text:list-item>
          <text:p text:style-name="P9">Functions are first class citizens</text:p>
        </text:list-item>
        <text:list-item>
          <text:p text:style-name="P9">Functions can return multiple values</text:p>
        </text:list-item>
        <text:list-item>
          <text:p text:style-name="P9">Has closures</text:p>
        </text:list-item>
        <text:list-item>
          <text:p text:style-name="P9">Pointers, but not pointer arithmetic</text:p>
        </text:list-item>
        <text:list-item>
          <text:p text:style-name="P9">Built-in concurrency primitives: Goroutines and Channels</text:p>
        </text:list-item>
      </text:list>
      <text:h text:style-name="Heading_20_1" text:outline-level="1"><text:bookmark-start text:name="basic-syntax"/>Basic Syntax<text:bookmark-end text:name="basic-syntax"/></text:h>
      <text:h text:style-name="Heading_20_2" text:outline-level="2"><text:bookmark-start text:name="hello-world"/>Hello World<text:bookmark-end text:name="hello-world"/></text:h>
      <text:p text:style-name="First_20_paragraph">File <text:span text:style-name="Source_Text">hello.go</text:span>:</text:p>
      <text:p text:style-name="P10">package main</text:p>
      <text:p text:style-name="P11"/>
      <text:p text:style-name="P12">import "fmt"</text:p>
      <text:p text:style-name="P13"/>
      <text:p text:style-name="P14">func main() {</text:p>
      <text:p text:style-name="P15"><text:s text:c="4"/>fmt.Println("Hello Go")</text:p>
      <text:p text:style-name="P16">}</text:p>
      <text:p text:style-name="First_20_paragraph"><text:span text:style-name="Source_Text">$ go run hello.go</text:span></text:p>
      <text:h text:style-name="Heading_20_2" text:outline-level="2"><text:bookmark-start text:name="operators"/>Operators<text:bookmark-end text:name="operators"/></text:h>
      <text:h text:style-name="Heading_20_3" text:outline-level="3"><text:bookmark-start text:name="arithmetic"/>Arithmetic<text:bookmark-end text:name="arithmetic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+</text:span></text:p>
          </table:table-cell>
          <table:table-cell table:style-name="TableRowCell" office:value-type="string">
            <text:p text:style-name="Table_20_Contents">addition</text:p>
          </table:table-cell>
        </table:table-row>
        <table:table-row>
          <table:table-cell table:style-name="TableRowCell" office:value-type="string">
            <text:p text:style-name="Table_20_Contents"><text:span text:style-name="Source_Text">-</text:span></text:p>
          </table:table-cell>
          <table:table-cell table:style-name="TableRowCell" office:value-type="string">
            <text:p text:style-name="Table_20_Contents">subtraction</text:p>
          </table:table-cell>
        </table:table-row>
        <table:table-row>
          <table:table-cell table:style-name="TableRowCell" office:value-type="string">
            <text:p text:style-name="Table_20_Contents"><text:span text:style-name="Source_Text">*</text:span></text:p>
          </table:table-cell>
          <table:table-cell table:style-name="TableRowCell" office:value-type="string">
            <text:p text:style-name="Table_20_Contents">multiplication</text:p>
          </table:table-cell>
        </table:table-row>
        <table:table-row>
          <table:table-cell table:style-name="TableRowCell" office:value-type="string">
            <text:p text:style-name="Table_20_Contents"><text:span text:style-name="Source_Text">/</text:span></text:p>
          </table:table-cell>
          <table:table-cell table:style-name="TableRowCell" office:value-type="string">
            <text:p text:style-name="Table_20_Contents">quotient</text:p>
          </table:table-cell>
        </table:table-row>
        <table:table-row>
          <table:table-cell table:style-name="TableRowCell" office:value-type="string">
            <text:p text:style-name="Table_20_Contents"><text:span text:style-name="Source_Text">%</text:span></text:p>
          </table:table-cell>
          <table:table-cell table:style-name="TableRowCell" office:value-type="string">
            <text:p text:style-name="Table_20_Contents">remaind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&amp;</text:span></text:p>
          </table:table-cell>
          <table:table-cell table:style-name="TableRowCell" office:value-type="string">
            <text:p text:style-name="Table_20_Contents">bitwise and</text:p>
          </table:table-cell>
        </table:table-row>
        <table:table-row>
          <table:table-cell table:style-name="TableRowCell" office:value-type="string">
            <text:p text:style-name="Table_20_Contents"><text:span text:style-name="Source_Text">|</text:span></text:p>
          </table:table-cell>
          <table:table-cell table:style-name="TableRowCell" office:value-type="string">
            <text:p text:style-name="Table_20_Contents">bitwise or</text:p>
          </table:table-cell>
        </table:table-row>
        <table:table-row>
          <table:table-cell table:style-name="TableRowCell" office:value-type="string">
            <text:p text:style-name="Table_20_Contents"><text:span text:style-name="Source_Text">^</text:span></text:p>
          </table:table-cell>
          <table:table-cell table:style-name="TableRowCell" office:value-type="string">
            <text:p text:style-name="Table_20_Contents">bitwise xor</text:p>
          </table:table-cell>
        </table:table-row>
        <table:table-row>
          <table:table-cell table:style-name="TableRowCell" office:value-type="string">
            <text:p text:style-name="Table_20_Contents"><text:span text:style-name="Source_Text">&amp;^</text:span></text:p>
          </table:table-cell>
          <table:table-cell table:style-name="TableRowCell" office:value-type="string">
            <text:p text:style-name="Table_20_Contents">bit clear (and not)</text:p>
          </table:table-cell>
        </table:table-row>
        <table:table-row>
          <table:table-cell table:style-name="TableRowCell" office:value-type="string">
            <text:p text:style-name="Table_20_Contents"><text:span text:style-name="Source_Text">&lt;&lt;</text:span></text:p>
          </table:table-cell>
          <table:table-cell table:style-name="TableRowCell" office:value-type="string">
            <text:p text:style-name="Table_20_Contents">left shift</text:p>
          </table:table-cell>
        </table:table-row>
        <table:table-row>
          <table:table-cell table:style-name="TableRowCell" office:value-type="string">
            <text:p text:style-name="Table_20_Contents"><text:span text:style-name="Source_Text">&gt;&gt;</text:span></text:p>
          </table:table-cell>
          <table:table-cell table:style-name="TableRowCell" office:value-type="string">
            <text:p text:style-name="Table_20_Contents">right shift</text:p>
          </table:table-cell>
        </table:table-row>
      </table:table>
      <text:h text:style-name="Heading_20_3" text:outline-level="3"><text:bookmark-start text:name="comparison"/>Comparison<text:bookmark-end text:name="comparis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==</text:span></text:p>
          </table:table-cell>
          <table:table-cell table:style-name="TableRowCell" office:value-type="string">
            <text:p text:style-name="Table_20_Contents">equal</text:p>
          </table:table-cell>
        </table:table-row>
        <table:table-row>
          <table:table-cell table:style-name="TableRowCell" office:value-type="string">
            <text:p text:style-name="Table_20_Contents"><text:span text:style-name="Source_Text">!=</text:span></text:p>
          </table:table-cell>
          <table:table-cell table:style-name="TableRowCell" office:value-type="string">
            <text:p text:style-name="Table_20_Contents">not equal</text:p>
          </table:table-cell>
        </table:table-row>
        <table:table-row>
          <table:table-cell table:style-name="TableRowCell" office:value-type="string">
            <text:p text:style-name="Table_20_Contents"><text:span text:style-name="Source_Text">&lt;</text:span>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<text:span text:style-name="Source_Text">&lt;=</text:span></text:p>
          </table:table-cell>
          <table:table-cell table:style-name="TableRowCell" office:value-type="string">
            <text:p text:style-name="Table_20_Contents">less than or equal</text:p>
          </table:table-cell>
        </table:table-row>
        <table:table-row>
          <table:table-cell table:style-name="TableRowCell" office:value-type="string">
            <text:p text:style-name="Table_20_Contents"><text:span text:style-name="Source_Text">&gt;</text:span>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<text:span text:style-name="Source_Text">&gt;=</text:span></text:p>
          </table:table-cell>
          <table:table-cell table:style-name="TableRowCell" office:value-type="string">
            <text:p text:style-name="Table_20_Contents">greater than or equal</text:p>
          </table:table-cell>
        </table:table-row>
      </table:table>
      <text:h text:style-name="Heading_20_3" text:outline-level="3"><text:bookmark-start text:name="logical"/>Logical<text:bookmark-end text:name="logical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&amp;&amp;</text:span></text:p>
          </table:table-cell>
          <table:table-cell table:style-name="TableRowCell" office:value-type="string">
            <text:p text:style-name="Table_20_Contents">logical and</text:p>
          </table:table-cell>
        </table:table-row>
        <table:table-row>
          <table:table-cell table:style-name="TableRowCell" office:value-type="string">
            <text:p text:style-name="Table_20_Contents"><text:span text:style-name="Source_Text">||</text:span></text:p>
          </table:table-cell>
          <table:table-cell table:style-name="TableRowCell" office:value-type="string">
            <text:p text:style-name="Table_20_Contents">logical or</text:p>
          </table:table-cell>
        </table:table-row>
        <table:table-row>
          <table:table-cell table:style-name="TableRowCell" office:value-type="string">
            <text:p text:style-name="Table_20_Contents"><text:span text:style-name="Source_Text">!</text:span></text:p>
          </table:table-cell>
          <table:table-cell table:style-name="TableRowCell" office:value-type="string">
            <text:p text:style-name="Table_20_Contents">logical not</text:p>
          </table:table-cell>
        </table:table-row>
      </table:table>
      <text:h text:style-name="Heading_20_3" text:outline-level="3"><text:bookmark-start text:name="other"/>Other<text:bookmark-end text:name="other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&amp;</text:span></text:p>
          </table:table-cell>
          <table:table-cell table:style-name="TableRowCell" office:value-type="string">
            <text:p text:style-name="Table_20_Contents">address of / create point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*</text:span></text:p>
          </table:table-cell>
          <table:table-cell table:style-name="TableRowCell" office:value-type="string">
            <text:p text:style-name="Table_20_Contents">dereference pointer</text:p>
          </table:table-cell>
        </table:table-row>
        <table:table-row>
          <table:table-cell table:style-name="TableRowCell" office:value-type="string">
            <text:p text:style-name="Table_20_Contents"><text:span text:style-name="Source_Text">&lt;-</text:span></text:p>
          </table:table-cell>
          <table:table-cell table:style-name="TableRowCell" office:value-type="string">
            <text:p text:style-name="Table_20_Contents">send / receive operator (see 'Channels' below)</text:p>
          </table:table-cell>
        </table:table-row>
      </table:table>
      <text:h text:style-name="Heading_20_2" text:outline-level="2"><text:bookmark-start text:name="declarations"/>Declarations<text:bookmark-end text:name="declarations"/></text:h>
      <text:p text:style-name="First_20_paragraph">Type goes after identifier!</text:p>
      <text:p text:style-name="P17">var foo int // declaration without initialization</text:p>
      <text:p text:style-name="P18">var foo int = 42 // declaration with initialization</text:p>
      <text:p text:style-name="P19">var foo, bar int = 42, 1302 // declare and init multiple vars at once</text:p>
      <text:p text:style-name="P20">var foo = 42 // type omitted, will be inferred</text:p>
      <text:p text:style-name="P21">foo := 42 // shorthand, only in func bodies, omit var keyword, type is always implicit</text:p>
      <text:p text:style-name="P22">const constant = "This is a constant"</text:p>
      <text:p text:style-name="P23"/>
      <text:p text:style-name="P24">// iota can be used for incrementing numbers, starting from 0</text:p>
      <text:p text:style-name="P25">const (</text:p>
      <text:p text:style-name="P26"><text:s text:c="4"/>_ = iota</text:p>
      <text:p text:style-name="P27"><text:s text:c="4"/>a</text:p>
      <text:p text:style-name="P28"><text:s text:c="4"/>b</text:p>
      <text:p text:style-name="P29"><text:s text:c="4"/>c = 1 &lt;&lt; iota</text:p>
      <text:p text:style-name="P30"><text:s text:c="4"/>d</text:p>
      <text:p text:style-name="P31">)</text:p>
      <text:p text:style-name="P32">fmt.Println(a, b) // 1 2 (0 is skipped)</text:p>
      <text:p text:style-name="P33">fmt.Println(c, d) // 8 16 (2^3, 2^4)</text:p>
      <text:h text:style-name="Heading_20_2" text:outline-level="2"><text:bookmark-start text:name="functions"/>Functions<text:bookmark-end text:name="functions"/></text:h>
      <text:p text:style-name="P34">// a simple function</text:p>
      <text:p text:style-name="P35">func functionName() {}</text:p>
      <text:p text:style-name="P36"/>
      <text:p text:style-name="P37">// function with parameters (again, types go after identifiers)</text:p>
      <text:p text:style-name="P38">func functionName(param1 string, param2 int) {}</text:p>
      <text:p text:style-name="P39"/>
      <text:p text:style-name="P40">// multiple parameters of the same type</text:p>
      <text:p text:style-name="P41">func functionName(param1, param2 int) {}</text:p>
      <text:p text:style-name="P42"/>
      <text:p text:style-name="P43">// return type declaration</text:p>
      <text:p text:style-name="P44">func functionName() int {</text:p>
      <text:p text:style-name="P45"><text:s text:c="4"/>return 42</text:p>
      <text:p text:style-name="P46">}</text:p>
      <text:p text:style-name="P47"/>
      <text:p text:style-name="P48">// Can return multiple values at once</text:p>
      <text:p text:style-name="P49">func returnMulti() (int, string) {</text:p>
      <text:p text:style-name="P50"><text:s text:c="4"/>return 42, "foobar"</text:p>
      <text:p text:style-name="P51">}</text:p>
      <text:p text:style-name="P52">var x, str = returnMulti()</text:p>
      <text:p text:style-name="P53"/>
      <text:p text:style-name="P54">// Return multiple named results simply by return</text:p>
      <text:p text:style-name="P55">func returnMulti2() (n int, s string) {</text:p>
      <text:p text:style-name="P56"><text:s text:c="4"/>n = 42</text:p>
      <text:p text:style-name="P57"><text:s text:c="4"/>s = "foobar"</text:p>
      <text:p text:style-name="P58"><text:s text:c="4"/>// n and s will be returned</text:p>
      <text:p text:style-name="P59"><text:s text:c="4"/>return</text:p>
      <text:p text:style-name="P60">}</text:p>
      <text:p text:style-name="P61">var x, str = returnMulti2()</text:p>
      <text:p text:style-name="P62"/>
      <text:h text:style-name="Heading_20_3" text:outline-level="3"><text:bookmark-start text:name="functions-as-values-and-closures"/>Functions As Values And Closures<text:bookmark-end text:name="functions-as-values-and-closures"/></text:h>
      <text:p text:style-name="P63">func main() {</text:p>
      <text:p text:style-name="P64"><text:s text:c="4"/>// assign a function to a name</text:p>
      <text:p text:style-name="P65"><text:s text:c="4"/>add := func(a, b int) int {</text:p>
      <text:p text:style-name="P66"><text:s text:c="8"/>return a + b</text:p>
      <text:p text:style-name="P67"><text:s text:c="4"/>}</text:p>
      <text:p text:style-name="P68"><text:s text:c="4"/>// use the name to call the function</text:p>
      <text:p text:style-name="P69"><text:s text:c="4"/>fmt.Println(add(3, 4))</text:p>
      <text:p text:style-name="P70">}</text:p>
      <text:p text:style-name="P71"/>
      <text:p text:style-name="P72">// Closures, lexically scoped: Functions can access values that were</text:p>
      <text:p text:style-name="P73">// in scope when defining the function</text:p>
      <text:p text:style-name="P74">func scope() func() int{</text:p>
      <text:p text:style-name="P75"><text:s text:c="4"/>outer_var := 2</text:p>
      <text:p text:style-name="P76"><text:s text:c="4"/>foo := func() int { return outer_var}</text:p>
      <text:p text:style-name="P77"><text:s text:c="4"/>return foo</text:p>
      <text:p text:style-name="P78">}</text:p>
      <text:p text:style-name="P79"/>
      <text:p text:style-name="P80">func another_scope() func() int{</text:p>
      <text:p text:style-name="P81"><text:s text:c="4"/>// won't compile because outer_var and foo not defined in this scope</text:p>
      <text:p text:style-name="P82"><text:s text:c="4"/>outer_var = 444</text:p>
      <text:p text:style-name="P83"><text:s text:c="4"/>return foo</text:p>
      <text:p text:style-name="P84">}</text:p>
      <text:p text:style-name="P85"/>
      <text:p text:style-name="P86"/>
      <text:p text:style-name="P87">// Closures</text:p>
      <text:p text:style-name="P88">func outer() (func() int, int) {</text:p>
      <text:p text:style-name="P89"><text:s text:c="4"/>outer_var := 2</text:p>
      <text:p text:style-name="P90"><text:s text:c="4"/>inner := func() int {</text:p>
      <text:p text:style-name="P91"><text:s text:c="8"/>outer_var += 99 // outer_var from outer scope is mutated.</text:p>
      <text:p text:style-name="P92"><text:s text:c="8"/>return outer_var</text:p>
      <text:p text:style-name="P93"><text:s text:c="4"/>}</text:p>
      <text:p text:style-name="P94"><text:s text:c="4"/>inner()</text:p>
      <text:p text:style-name="P95"><text:s text:c="4"/>return inner, outer_var // return inner func and mutated outer_var 101</text:p>
      <text:p text:style-name="P96">}</text:p>
      <text:h text:style-name="Heading_20_3" text:outline-level="3"><text:bookmark-start text:name="variadic-functions"/>Variadic Functions<text:bookmark-end text:name="variadic-functions"/></text:h>
      <text:p text:style-name="P97">func main() {</text:p>
      <text:p text:style-name="P98"><text:s text:c="4"/>fmt.Println(adder(1, 2, 3)) <text:s text:c="4"/>// 6</text:p>
      <text:p text:style-name="P99"><text:s text:c="4"/>fmt.Println(adder(9, 9)) <text:s text:c="3"/>// 18</text:p>
      <text:p text:style-name="P100"/>
      <text:p text:style-name="P101"><text:s text:c="4"/>nums := []int{10, 20, 30}</text:p>
      <text:p text:style-name="P102"><text:s text:c="4"/>fmt.Println(adder(nums...)) <text:s text:c="3"/>// 60</text:p>
      <text:p text:style-name="P103">}</text:p>
      <text:p text:style-name="P104"/>
      <text:p text:style-name="P105">// By using ... before the type name of the last parameter you can indicate that it takes zero or more of those parameters.</text:p>
      <text:p text:style-name="P106">// The function is invoked like any other function except we can pass as many arguments as we want.</text:p>
      <text:p text:style-name="P107">func adder(args ...int) int {</text:p>
      <text:p text:style-name="P108"><text:s text:c="4"/>total := 0</text:p>
      <text:p text:style-name="P109"><text:s text:c="4"/>for _, v := range args { // Iterates over the arguments whatever the number.</text:p>
      <text:p text:style-name="P110"><text:s text:c="8"/>total += v</text:p>
      <text:p text:style-name="P111"><text:s text:c="4"/>}</text:p>
      <text:p text:style-name="P112"><text:s text:c="4"/>return total</text:p>
      <text:p text:style-name="P113">}</text:p>
      <text:h text:style-name="Heading_20_2" text:outline-level="2"><text:bookmark-start text:name="built-in-types"/>Built-in Types<text:bookmark-end text:name="built-in-types"/></text:h>
      <text:p text:style-name="P114">bool</text:p>
      <text:p text:style-name="P115"/>
      <text:p text:style-name="P116">string</text:p>
      <text:p text:style-name="P117"/>
      <text:p text:style-name="P118">int <text:s text:c="1"/>int8 <text:s text:c="1"/>int16 <text:s text:c="1"/>int32 <text:s text:c="1"/>int64</text:p>
      <text:p text:style-name="P119">uint uint8 uint16 uint32 uint64 uintptr</text:p>
      <text:p text:style-name="P120"/>
      <text:p text:style-name="P121">byte // alias for uint8</text:p>
      <text:p text:style-name="P122"/>
      <text:p text:style-name="P123">rune // alias for int32 ~= a character (Unicode code point) - very Viking</text:p>
      <text:p text:style-name="P124"/>
      <text:p text:style-name="P125">float32 float64</text:p>
      <text:p text:style-name="P126"/>
      <text:p text:style-name="P127">complex64 complex128</text:p>
      <text:p text:style-name="First_20_paragraph">All Go's predeclared identifiers are defined in the <text:a xlink:type="simple" xlink:href="https://golang.org/pkg/builtin/" office:name=""><text:span text:style-name="Definition">builtin</text:span></text:a> package.</text:p>
      <text:h text:style-name="Heading_20_2" text:outline-level="2"><text:bookmark-start text:name="type-conversions"/>Type Conversions<text:bookmark-end text:name="type-conversions"/></text:h>
      <text:p text:style-name="P128">var i int = 42</text:p>
      <text:p text:style-name="P129">var f float64 = float64(i)</text:p>
      <text:p text:style-name="P130">var u uint = uint(f)</text:p>
      <text:p text:style-name="P131"/>
      <text:p text:style-name="P132">// alternative syntax</text:p>
      <text:p text:style-name="P133">i := 42</text:p>
      <text:p text:style-name="P134">f := float64(i)</text:p>
      <text:p text:style-name="P135">u := uint(f)</text:p>
      <text:h text:style-name="Heading_20_2" text:outline-level="2"><text:bookmark-start text:name="packages"/>Packages<text:bookmark-end text:name="packages"/></text:h>
      <text:list text:style-name="L10">
        <text:list-item>
          <text:p text:style-name="P136">Package declaration at top of every source file</text:p>
        </text:list-item>
        <text:list-item>
          <text:p text:style-name="P136">Executables are in package <text:span text:style-name="Source_Text">main</text:span></text:p>
        </text:list-item>
        <text:list-item>
          <text:p text:style-name="P136">Convention: package name == last name of import path (import path <text:span text:style-name="Source_Text">math/rand</text:span> =&gt; package <text:span text:style-name="Source_Text">rand</text:span>)</text:p>
        </text:list-item>
        <text:list-item>
          <text:p text:style-name="P136">Upper case identifier: exported (visible from other packages)</text:p>
        </text:list-item>
        <text:list-item>
          <text:p text:style-name="P136">Lower case identifier: private (not visible from other packages)</text:p>
        </text:list-item>
      </text:list>
      <text:h text:style-name="Heading_20_2" text:outline-level="2"><text:bookmark-start text:name="control-structures"/>Control structures<text:bookmark-end text:name="control-structures"/></text:h>
      <text:h text:style-name="Heading_20_3" text:outline-level="3"><text:bookmark-start text:name="if"/>If<text:bookmark-end text:name="if"/></text:h>
      <text:p text:style-name="P137">func main() {</text:p>
      <text:p text:style-name="P138"><text:s text:c="4"/>// Basic one</text:p>
      <text:p text:style-name="P139"><text:s text:c="4"/>if x &gt; 10 {</text:p>
      <text:p text:style-name="P140"><text:s text:c="8"/>return x</text:p>
      <text:p text:style-name="P141"><text:s text:c="4"/>} else if x == 10 {</text:p>
      <text:p text:style-name="P142"><text:s text:c="8"/>return 10</text:p>
      <text:p text:style-name="P143"><text:s text:c="4"/>} else {</text:p>
      <text:p text:style-name="P144"><text:s text:c="8"/>return -x</text:p>
      <text:p text:style-name="P145"><text:s text:c="4"/>}</text:p>
      <text:p text:style-name="P146"/>
      <text:p text:style-name="P147"><text:s text:c="4"/>// You can put one statement before the condition</text:p>
      <text:p text:style-name="P148"><text:s text:c="4"/>if a := b + c; a &lt; 42 {</text:p>
      <text:p text:style-name="P149"><text:s text:c="8"/>return a</text:p>
      <text:p text:style-name="P150"><text:s text:c="4"/>} else {</text:p>
      <text:p text:style-name="P151"><text:s text:c="8"/>return a - 42</text:p>
      <text:p text:style-name="P152"><text:s text:c="4"/>}</text:p>
      <text:p text:style-name="P153"/>
      <text:p text:style-name="P154"><text:s text:c="4"/>// Type assertion inside if</text:p>
      <text:p text:style-name="P155"><text:s text:c="4"/>var val interface{} = "foo"</text:p>
      <text:p text:style-name="P156"><text:s text:c="4"/>if str, ok := val.(string); ok {</text:p>
      <text:p text:style-name="P157"><text:s text:c="8"/>fmt.Println(str)</text:p>
      <text:p text:style-name="P158"><text:s text:c="4"/>}</text:p>
      <text:p text:style-name="P159">}</text:p>
      <text:h text:style-name="Heading_20_3" text:outline-level="3"><text:bookmark-start text:name="loops"/>Loops<text:bookmark-end text:name="loops"/></text:h>
      <text:p text:style-name="P160"><text:s text:c="4"/>// There's only `for`, no `while`, no `until`</text:p>
      <text:p text:style-name="P161"><text:s text:c="4"/>for i := 1; i &lt; 10; i++ {</text:p>
      <text:p text:style-name="P162"><text:s text:c="4"/>}</text:p>
      <text:p text:style-name="P163"><text:s text:c="4"/>for ; i &lt; 10; <text:s text:c="1"/>{ // while - loop</text:p>
      <text:p text:style-name="P164"><text:s text:c="4"/>}</text:p>
      <text:p text:style-name="P165"><text:s text:c="4"/>for i &lt; 10 <text:s text:c="1"/>{ // you can omit semicolons if there is only a condition</text:p>
      <text:p text:style-name="P166"><text:s text:c="4"/>}</text:p>
      <text:p text:style-name="P167"><text:s text:c="4"/>for { // you can omit the condition ~ while (true)</text:p>
      <text:p text:style-name="P168"><text:s text:c="4"/>}</text:p>
      <text:p text:style-name="P169"><text:s text:c="4"/></text:p>
      <text:p text:style-name="P170"><text:s text:c="4"/>// use break/continue on current loop</text:p>
      <text:p text:style-name="P171"><text:s text:c="4"/>// use break/continue with label on outer loop</text:p>
      <text:p text:style-name="P172">here:</text:p>
      <text:p text:style-name="P173"><text:s text:c="4"/>for i := 0; i &lt; 2; i++ {</text:p>
      <text:p text:style-name="P174"><text:s text:c="8"/>for j := i + 1; j &lt; 3; j++ {</text:p>
      <text:p text:style-name="P175"><text:s text:c="12"/>if i == 0 {</text:p>
      <text:p text:style-name="P176"><text:s text:c="16"/>continue here</text:p>
      <text:p text:style-name="P177"><text:s text:c="12"/>}</text:p>
      <text:p text:style-name="P178"><text:s text:c="12"/>fmt.Println(j)</text:p>
      <text:p text:style-name="P179"><text:s text:c="12"/>if j == 2 {</text:p>
      <text:p text:style-name="P180"><text:s text:c="16"/>break</text:p>
      <text:p text:style-name="P181"><text:s text:c="12"/>}</text:p>
      <text:p text:style-name="P182"><text:s text:c="8"/>}</text:p>
      <text:p text:style-name="P183"><text:s text:c="4"/>}</text:p>
      <text:p text:style-name="P184"/>
      <text:p text:style-name="P185">there:</text:p>
      <text:p text:style-name="P186"><text:s text:c="4"/>for i := 0; i &lt; 2; i++ {</text:p>
      <text:p text:style-name="P187"><text:s text:c="8"/>for j := i + 1; j &lt; 3; j++ {</text:p>
      <text:p text:style-name="P188"><text:s text:c="12"/>if j == 1 {</text:p>
      <text:p text:style-name="P189"><text:s text:c="16"/>continue</text:p>
      <text:p text:style-name="P190"><text:s text:c="12"/>}</text:p>
      <text:p text:style-name="P191"><text:s text:c="12"/>fmt.Println(j)</text:p>
      <text:p text:style-name="P192"><text:s text:c="12"/>if j == 2 {</text:p>
      <text:p text:style-name="P193"><text:s text:c="16"/>break there</text:p>
      <text:p text:style-name="P194"><text:s text:c="12"/>}</text:p>
      <text:p text:style-name="P195"><text:s text:c="8"/>}</text:p>
      <text:p text:style-name="P196"><text:s text:c="4"/>}</text:p>
      <text:h text:style-name="Heading_20_3" text:outline-level="3"><text:bookmark-start text:name="switch"/>Switch<text:bookmark-end text:name="switch"/></text:h>
      <text:p text:style-name="P197"><text:s text:c="4"/>// switch statement</text:p>
      <text:p text:style-name="P198"><text:s text:c="4"/>switch operatingSystem {</text:p>
      <text:p text:style-name="P199"><text:s text:c="4"/>case "darwin":</text:p>
      <text:p text:style-name="P200"><text:s text:c="8"/>fmt.Println("Mac OS Hipster")</text:p>
      <text:p text:style-name="P201"><text:s text:c="8"/>// cases break automatically, no fallthrough by default</text:p>
      <text:p text:style-name="P202"><text:s text:c="4"/>case "linux":</text:p>
      <text:p text:style-name="P203"><text:s text:c="8"/>fmt.Println("Linux Geek")</text:p>
      <text:p text:style-name="P204"><text:s text:c="4"/>default:</text:p>
      <text:p text:style-name="P205"><text:s text:c="8"/>// Windows, BSD, ...</text:p>
      <text:p text:style-name="P206"><text:s text:c="8"/>fmt.Println("Other")</text:p>
      <text:p text:style-name="P207"><text:s text:c="4"/>}</text:p>
      <text:p text:style-name="P208"/>
      <text:p text:style-name="P209"><text:s text:c="4"/>// as with for and if, you can have an assignment statement before the switch value</text:p>
      <text:p text:style-name="P210"><text:s text:c="4"/>switch os := runtime.GOOS; os {</text:p>
      <text:p text:style-name="P211"><text:s text:c="4"/>case "darwin": ...</text:p>
      <text:p text:style-name="P212"><text:s text:c="4"/>}</text:p>
      <text:p text:style-name="P213"/>
      <text:p text:style-name="P214"><text:s text:c="4"/>// you can also make comparisons in switch cases</text:p>
      <text:p text:style-name="P215"><text:s text:c="4"/>number := 42</text:p>
      <text:p text:style-name="P216"><text:s text:c="4"/>switch {</text:p>
      <text:p text:style-name="P217"><text:s text:c="8"/>case number &lt; 42:</text:p>
      <text:p text:style-name="P218"><text:s text:c="12"/>fmt.Println("Smaller")</text:p>
      <text:p text:style-name="P219"><text:s text:c="8"/>case number == 42:</text:p>
      <text:p text:style-name="P220"><text:s text:c="12"/>fmt.Println("Equal")</text:p>
      <text:p text:style-name="P221"><text:s text:c="8"/>case number &gt; 42:</text:p>
      <text:p text:style-name="P222"><text:s text:c="12"/>fmt.Println("Greater")</text:p>
      <text:p text:style-name="P223"><text:s text:c="4"/>}</text:p>
      <text:p text:style-name="P224"/>
      <text:p text:style-name="P225"><text:s text:c="4"/>// cases can be presented in comma-separated lists</text:p>
      <text:p text:style-name="P226"><text:s text:c="4"/>var char byte = '?'</text:p>
      <text:p text:style-name="P227"><text:s text:c="4"/>switch char {</text:p>
      <text:p text:style-name="P228"><text:s text:c="8"/>case ' ', '?', '&amp;', '=', '#', '+', '%':</text:p>
      <text:p text:style-name="P229"><text:s text:c="12"/>fmt.Println("Should escape")</text:p>
      <text:p text:style-name="P230"><text:s text:c="4"/>}</text:p>
      <text:h text:style-name="Heading_20_2" text:outline-level="2"><text:bookmark-start text:name="arrays-slices-ranges"/>Arrays, Slices, Ranges<text:bookmark-end text:name="arrays-slices-ranges"/></text:h>
      <text:h text:style-name="Heading_20_3" text:outline-level="3"><text:bookmark-start text:name="arrays"/>Arrays<text:bookmark-end text:name="arrays"/></text:h>
      <text:p text:style-name="P231">var a [10]int // declare an int array with length 10. Array length is part of the type!</text:p>
      <text:p text:style-name="P232">a[3] = 42 <text:s text:c="4"/>// set elements</text:p>
      <text:p text:style-name="P233">i := a[3] <text:s text:c="4"/>// read elements</text:p>
      <text:p text:style-name="P234"/>
      <text:p text:style-name="P235">// declare and initialize</text:p>
      <text:p text:style-name="P236">var a = [2]int{1, 2}</text:p>
      <text:p text:style-name="P237">a := [2]int{1, 2} //shorthand</text:p>
      <text:p text:style-name="P238">a := [...]int{1, 2} // elipsis -&gt; Compiler figures out array length</text:p>
      <text:h text:style-name="Heading_20_3" text:outline-level="3"><text:bookmark-start text:name="slices"/>Slices<text:bookmark-end text:name="slices"/></text:h>
      <text:p text:style-name="P239">var a []int <text:s text:c="29"/>// declare a slice - similar to an array, but length is unspecified</text:p>
      <text:p text:style-name="P240">var a = []int {1, 2, 3, 4} <text:s text:c="14"/>// declare and initialize a slice (backed by the array given implicitly)</text:p>
      <text:p text:style-name="P241">a := []int{1, 2, 3, 4} <text:s text:c="18"/>// shorthand</text:p>
      <text:p text:style-name="P242">chars := []string{0:"a", 2:"c", 1: "b"} <text:s text:c="1"/>// ["a", "b", "c"]</text:p>
      <text:p text:style-name="P243"/>
      <text:p text:style-name="P244">var b = a[lo:hi] <text:s text:c="3"/>// creates a slice (view of the array) from index lo to hi-1</text:p>
      <text:p text:style-name="P245">var b = a[1:4] <text:s text:c="7"/>// slice from index 1 to 3</text:p>
      <text:p text:style-name="P246">var b = a[:3] <text:s text:c="7"/>// missing low index implies 0</text:p>
      <text:p text:style-name="P247">var b = a[3:] <text:s text:c="7"/>// missing high index implies len(a)</text:p>
      <text:p text:style-name="P248">a = <text:s text:c="1"/>append(a,17,3) <text:s text:c="3"/>// append items to slice a</text:p>
      <text:p text:style-name="P249">c := append(a,b...) <text:s text:c="3"/>// concatenate slices a and b</text:p>
      <text:p text:style-name="P250"/>
      <text:p text:style-name="P251">// create a slice with make</text:p>
      <text:p text:style-name="P252">a = make([]byte, 5, 5) <text:s text:c="3"/>// first arg length, second capacity</text:p>
      <text:p text:style-name="P253">a = make([]byte, 5) <text:s text:c="3"/>// capacity is optional</text:p>
      <text:p text:style-name="P254"/>
      <text:p text:style-name="P255">// create a slice from an array</text:p>
      <text:p text:style-name="P256">x := [3]string{"Лайка", "Белка", "Стрелка"}</text:p>
      <text:p text:style-name="P257">s := x[:] // a slice referencing the storage of x</text:p>
      <text:h text:style-name="Heading_20_3" text:outline-level="3"><text:bookmark-start text:name="operations-on-arrays-and-slices"/>Operations on Arrays and Slices<text:bookmark-end text:name="operations-on-arrays-and-slices"/></text:h>
      <text:p text:style-name="First_20_paragraph"><text:span text:style-name="Source_Text">len(a)</text:span> gives you the length of an array/a slice. It's a built-in function, not a attribute/method on the array.</text:p>
      <text:p text:style-name="P258">// loop over an array/a slice</text:p>
      <text:p text:style-name="P259">for i, e := range a {</text:p>
      <text:p text:style-name="P260"><text:s text:c="4"/>// i is the index, e the element</text:p>
      <text:p text:style-name="P261">}</text:p>
      <text:p text:style-name="P262"/>
      <text:p text:style-name="P263">// if you only need e:</text:p>
      <text:p text:style-name="P264">for _, e := range a {</text:p>
      <text:p text:style-name="P265"><text:s text:c="4"/>// e is the element</text:p>
      <text:p text:style-name="P266">}</text:p>
      <text:p text:style-name="P267"/>
      <text:p text:style-name="P268">// ...and if you only need the index</text:p>
      <text:p text:style-name="P269">for i := range a {</text:p>
      <text:p text:style-name="P270">}</text:p>
      <text:p text:style-name="P271"/>
      <text:p text:style-name="P272">// In Go pre-1.4, you'll get a compiler error if you're not using i and e.</text:p>
      <text:p text:style-name="P273">// Go 1.4 introduced a variable-free form, so that you can do this</text:p>
      <text:p text:style-name="P274">for range time.Tick(time.Second) {</text:p>
      <text:p text:style-name="P275"><text:s text:c="4"/>// do it once a sec</text:p>
      <text:p text:style-name="P276">}</text:p>
      <text:p text:style-name="P277"/>
      <text:h text:style-name="Heading_20_2" text:outline-level="2"><text:bookmark-start text:name="maps"/>Maps<text:bookmark-end text:name="maps"/></text:h>
      <text:p text:style-name="P278">m := make(map[string]int)</text:p>
      <text:p text:style-name="P279">m["key"] = 42</text:p>
      <text:p text:style-name="P280">fmt.Println(m["key"])</text:p>
      <text:p text:style-name="P281"/>
      <text:p text:style-name="P282">delete(m, "key")</text:p>
      <text:p text:style-name="P283"/>
      <text:p text:style-name="P284">elem, ok := m["key"] // test if key "key" is present and retrieve it, if so</text:p>
      <text:p text:style-name="P285"/>
      <text:p text:style-name="P286">// map literal</text:p>
      <text:p text:style-name="P287">var m = map[string]Vertex{</text:p>
      <text:p text:style-name="P288"><text:s text:c="4"/>"Bell Labs": {40.68433, -74.39967},</text:p>
      <text:p text:style-name="P289"><text:s text:c="4"/>"Google": <text:s text:c="3"/>{37.42202, -122.08408},</text:p>
      <text:p text:style-name="P290">}</text:p>
      <text:p text:style-name="P291"/>
      <text:p text:style-name="P292">// iterate over map content</text:p>
      <text:p text:style-name="P293">for key, value := range m {</text:p>
      <text:p text:style-name="P294">}</text:p>
      <text:p text:style-name="P295"/>
      <text:h text:style-name="Heading_20_2" text:outline-level="2"><text:bookmark-start text:name="structs"/>Structs<text:bookmark-end text:name="structs"/></text:h>
      <text:p text:style-name="First_20_paragraph">There are no classes, only structs. Structs can have methods.</text:p>
      <text:p text:style-name="P296">// A struct is a type. It's also a collection of fields</text:p>
      <text:p text:style-name="P297"/>
      <text:p text:style-name="P298">// Declaration</text:p>
      <text:p text:style-name="P299">type Vertex struct {</text:p>
      <text:p text:style-name="P300"><text:s text:c="4"/>X, Y int</text:p>
      <text:p text:style-name="P301">}</text:p>
      <text:p text:style-name="P302"/>
      <text:p text:style-name="P303">// Creating</text:p>
      <text:p text:style-name="P304">var v = Vertex{1, 2}</text:p>
      <text:p text:style-name="P305">var v = Vertex{X: 1, Y: 2} // Creates a struct by defining values with keys</text:p>
      <text:p text:style-name="P306">var v = []Vertex{{1,2},{5,2},{5,5}} // Initialize a slice of structs</text:p>
      <text:p text:style-name="P307"/>
      <text:p text:style-name="P308">// Accessing members</text:p>
      <text:p text:style-name="P309">v.X = 4</text:p>
      <text:p text:style-name="P310"/>
      <text:p text:style-name="P311">// You can declare methods on structs. The struct you want to declare the</text:p>
      <text:p text:style-name="P312">// method on (the receiving type) comes between the the func keyword and</text:p>
      <text:p text:style-name="P313">// the method name. The struct is copied on each method call(!)</text:p>
      <text:p text:style-name="P314">func (v Vertex) Abs() float64 {</text:p>
      <text:p text:style-name="P315"><text:s text:c="4"/>return math.Sqrt(v.X*v.X + v.Y*v.Y)</text:p>
      <text:p text:style-name="P316">}</text:p>
      <text:p text:style-name="P317"/>
      <text:p text:style-name="P318">// Call method</text:p>
      <text:p text:style-name="P319">v.Abs()</text:p>
      <text:p text:style-name="P320"/>
      <text:p text:style-name="P321">// For mutating methods, you need to use a pointer (see below) to the Struct</text:p>
      <text:p text:style-name="P322">// as the type. With this, the struct value is not copied for the method call.</text:p>
      <text:p text:style-name="P323">func (v *Vertex) add(n float64) {</text:p>
      <text:p text:style-name="P324"><text:s text:c="4"/>v.X += n</text:p>
      <text:p text:style-name="P325"><text:s text:c="4"/>v.Y += n</text:p>
      <text:p text:style-name="P326">}</text:p>
      <text:p text:style-name="P327"/>
      <text:p text:style-name="First_20_paragraph"><text:span text:style-name="T1">Anonymous structs:</text:span> Cheaper and safer than using <text:span text:style-name="Source_Text">map[string]interface{}</text:span>.</text:p>
      <text:p text:style-name="P328">point := struct {</text:p>
      <text:p text:style-name="P329"><text:s text:c="4"/>X, Y int</text:p>
      <text:p text:style-name="P330">}{1, 2}</text:p>
      <text:h text:style-name="Heading_20_2" text:outline-level="2"><text:bookmark-start text:name="pointers"/>Pointers<text:bookmark-end text:name="pointers"/></text:h>
      <text:p text:style-name="P331">p := Vertex{1, 2} <text:s text:c="1"/>// p is a Vertex</text:p>
      <text:p text:style-name="P332">q := &amp;p <text:s text:c="11"/>// q is a pointer to a Vertex</text:p>
      <text:p text:style-name="P333">r := &amp;Vertex{1, 2} // r is also a pointer to a Vertex</text:p>
      <text:p text:style-name="P334"/>
      <text:p text:style-name="P335">// The type of a pointer to a Vertex is *Vertex</text:p>
      <text:p text:style-name="P336"/>
      <text:p text:style-name="P337">var s *Vertex = new(Vertex) // new creates a pointer to a new struct instance</text:p>
      <text:h text:style-name="Heading_20_2" text:outline-level="2"><text:bookmark-start text:name="interfaces"/>Interfaces<text:bookmark-end text:name="interfaces"/></text:h>
      <text:p text:style-name="P338">// interface declaration</text:p>
      <text:p text:style-name="P339">type Awesomizer interface {</text:p>
      <text:p text:style-name="P340"><text:s text:c="4"/>Awesomize() string</text:p>
      <text:p text:style-name="P341">}</text:p>
      <text:p text:style-name="P342"/>
      <text:p text:style-name="P343">// types do *not* declare to implement interfaces</text:p>
      <text:p text:style-name="P344">type Foo struct {}</text:p>
      <text:p text:style-name="P345"/>
      <text:p text:style-name="P346">// instead, types implicitly satisfy an interface if they implement all required methods</text:p>
      <text:p text:style-name="P347">func (foo Foo) Awesomize() string {</text:p>
      <text:p text:style-name="P348"><text:s text:c="4"/>return "Awesome!"</text:p>
      <text:p text:style-name="P349">}</text:p>
      <text:h text:style-name="Heading_20_2" text:outline-level="2"><text:bookmark-start text:name="embedding"/>Embedding<text:bookmark-end text:name="embedding"/></text:h>
      <text:p text:style-name="First_20_paragraph">There is no subclassing in Go. Instead, there is interface and struct embedding.</text:p>
      <text:p text:style-name="P350">// ReadWriter implementations must satisfy both Reader and Writer</text:p>
      <text:p text:style-name="P351">type ReadWriter interface {</text:p>
      <text:p text:style-name="P352"><text:s text:c="4"/>Reader</text:p>
      <text:p text:style-name="P353"><text:s text:c="4"/>Writer</text:p>
      <text:p text:style-name="P354">}</text:p>
      <text:p text:style-name="P355"/>
      <text:p text:style-name="P356">// Server exposes all the methods that Logger has</text:p>
      <text:p text:style-name="P357">type Server struct {</text:p>
      <text:p text:style-name="P358"><text:s text:c="4"/>Host string</text:p>
      <text:p text:style-name="P359"><text:s text:c="4"/>Port int</text:p>
      <text:p text:style-name="P360"><text:s text:c="4"/>*log.Logger</text:p>
      <text:p text:style-name="P361">}</text:p>
      <text:p text:style-name="P362"/>
      <text:p text:style-name="P363">// initialize the embedded type the usual way</text:p>
      <text:p text:style-name="P364">server := &amp;Server{"localhost", 80, log.New(...)}</text:p>
      <text:p text:style-name="P365"/>
      <text:p text:style-name="P366">// methods implemented on the embedded struct are passed through</text:p>
      <text:p text:style-name="P367">server.Log(...) // calls server.Logger.Log(...)</text:p>
      <text:p text:style-name="P368"/>
      <text:p text:style-name="P369">// the field name of the embedded type is its type name (in this case Logger)</text:p>
      <text:p text:style-name="P370">var logger *log.Logger = server.Logger</text:p>
      <text:h text:style-name="Heading_20_2" text:outline-level="2"><text:bookmark-start text:name="errors"/>Errors<text:bookmark-end text:name="errors"/></text:h>
      <text:p text:style-name="First_20_paragraph">There is no exception handling. Instead, functions that might produce an error just declare an additional return value of type <text:a xlink:type="simple" xlink:href="https://golang.org/pkg/builtin/#error" office:name=""><text:span text:style-name="Definition"><text:span text:style-name="Source_Text">error</text:span></text:span></text:a>. This is the <text:span text:style-name="Source_Text">error</text:span> interface:</text:p>
      <text:p text:style-name="P371">// The error built-in interface type is the conventional interface for representing an error condition,</text:p>
      <text:p text:style-name="P372">// with the nil value representing no error.</text:p>
      <text:p text:style-name="P373">type error interface {</text:p>
      <text:p text:style-name="P374"><text:s text:c="4"/>Error() string</text:p>
      <text:p text:style-name="P375">}</text:p>
      <text:p text:style-name="First_20_paragraph">Here's an example:</text:p>
      <text:p text:style-name="P376">func sqrt(x float64) (float64, error) {</text:p>
      <text:p text:style-name="P377"><text:s text:c="4"/>if x &lt; 0 {</text:p>
      <text:p text:style-name="P378"><text:s text:c="8"/>return 0, errors.New("negative value")</text:p>
      <text:p text:style-name="P379"><text:s text:c="4"/>}</text:p>
      <text:p text:style-name="P380"><text:s text:c="4"/>return math.Sqrt(x), nil</text:p>
      <text:p text:style-name="P381">}</text:p>
      <text:p text:style-name="P382"/>
      <text:p text:style-name="P383">func main() {</text:p>
      <text:p text:style-name="P384"><text:s text:c="4"/>val, err := sqrt(-1)</text:p>
      <text:p text:style-name="P385"><text:s text:c="4"/>if err != nil {</text:p>
      <text:p text:style-name="P386"><text:s text:c="8"/>// handle error</text:p>
      <text:p text:style-name="P387"><text:s text:c="8"/>fmt.Println(err) // negative value</text:p>
      <text:p text:style-name="P388"><text:s text:c="8"/>return</text:p>
      <text:p text:style-name="P389"><text:s text:c="4"/>}</text:p>
      <text:p text:style-name="P390"><text:s text:c="4"/>// All is good, use `val`.</text:p>
      <text:p text:style-name="P391"><text:s text:c="4"/>fmt.Println(val)</text:p>
      <text:p text:style-name="P392">}</text:p>
      <text:h text:style-name="Heading_20_1" text:outline-level="1"><text:bookmark-start text:name="concurrency"/>Concurrency<text:bookmark-end text:name="concurrency"/></text:h>
      <text:h text:style-name="Heading_20_2" text:outline-level="2"><text:bookmark-start text:name="goroutines"/>Goroutines<text:bookmark-end text:name="goroutines"/></text:h>
      <text:p text:style-name="First_20_paragraph">Goroutines are lightweight threads (managed by Go, not OS threads). <text:span text:style-name="Source_Text">go f(a, b)</text:span> starts a new goroutine which runs <text:span text:style-name="Source_Text">f</text:span> (given <text:span text:style-name="Source_Text">f</text:span> is a function).</text:p>
      <text:p text:style-name="P393">// just a function (which can be later started as a goroutine)</text:p>
      <text:p text:style-name="P394">func doStuff(s string) {</text:p>
      <text:p text:style-name="P395">}</text:p>
      <text:p text:style-name="P396"/>
      <text:p text:style-name="P397">func main() {</text:p>
      <text:p text:style-name="P398"><text:s text:c="4"/>// using a named function in a goroutine</text:p>
      <text:p text:style-name="P399"><text:s text:c="4"/>go doStuff("foobar")</text:p>
      <text:p text:style-name="P400"/>
      <text:p text:style-name="P401"><text:s text:c="4"/>// using an anonymous inner function in a goroutine</text:p>
      <text:p text:style-name="P402"><text:s text:c="4"/>go func (x int) {</text:p>
      <text:p text:style-name="P403"><text:s text:c="8"/>// function body goes here</text:p>
      <text:p text:style-name="P404"><text:s text:c="4"/>}(42)</text:p>
      <text:p text:style-name="P405">}</text:p>
      <text:h text:style-name="Heading_20_2" text:outline-level="2"><text:bookmark-start text:name="channels"/>Channels<text:bookmark-end text:name="channels"/></text:h>
      <text:p text:style-name="P406">ch := make(chan int) // create a channel of type int</text:p>
      <text:p text:style-name="P407">ch &lt;- 42 <text:s text:c="12"/>// Send a value to the channel ch.</text:p>
      <text:p text:style-name="P408">v := &lt;-ch <text:s text:c="11"/>// Receive a value from ch</text:p>
      <text:p text:style-name="P409"/>
      <text:p text:style-name="P410">// Non-buffered channels block. Read blocks when no value is available, write blocks until there is a read.</text:p>
      <text:p text:style-name="P411"/>
      <text:p text:style-name="P412">// Create a buffered channel. Writing to a buffered channels does not block if less than &lt;buffer size&gt; unread values have been written.</text:p>
      <text:p text:style-name="P413">ch := make(chan int, 100)</text:p>
      <text:p text:style-name="P414"/>
      <text:p text:style-name="P415">close(ch) // closes the channel (only sender should close)</text:p>
      <text:p text:style-name="P416"/>
      <text:p text:style-name="P417">// read from channel and test if it has been closed</text:p>
      <text:p text:style-name="P418">v, ok := &lt;-ch</text:p>
      <text:p text:style-name="P419"/>
      <text:p text:style-name="P420">// if ok is false, channel has been closed</text:p>
      <text:p text:style-name="P421"/>
      <text:p text:style-name="P422">// Read from channel until it is closed</text:p>
      <text:p text:style-name="P423">for i := range ch {</text:p>
      <text:p text:style-name="P424"><text:s text:c="4"/>fmt.Println(i)</text:p>
      <text:p text:style-name="P425">}</text:p>
      <text:p text:style-name="P426"/>
      <text:p text:style-name="P427">// select blocks on multiple channel operations, if one unblocks, the corresponding case is executed</text:p>
      <text:p text:style-name="P428">func doStuff(channelOut, channelIn chan int) {</text:p>
      <text:p text:style-name="P429"><text:s text:c="4"/>select {</text:p>
      <text:p text:style-name="P430"><text:s text:c="4"/>case channelOut &lt;- 42:</text:p>
      <text:p text:style-name="P431"><text:s text:c="8"/>fmt.Println("We could write to channelOut!")</text:p>
      <text:p text:style-name="P432"><text:s text:c="4"/>case x := &lt;- channelIn:</text:p>
      <text:p text:style-name="P433"><text:s text:c="8"/>fmt.Println("We could read from channelIn")</text:p>
      <text:p text:style-name="P434"><text:s text:c="4"/>case &lt;-time.After(time.Second * 1):</text:p>
      <text:p text:style-name="P435"><text:s text:c="8"/>fmt.Println("timeout")</text:p>
      <text:p text:style-name="P436"><text:s text:c="4"/>}</text:p>
      <text:p text:style-name="P437">}</text:p>
      <text:h text:style-name="Heading_20_3" text:outline-level="3"><text:bookmark-start text:name="channel-axioms"/>Channel Axioms<text:bookmark-end text:name="channel-axioms"/></text:h>
      <text:list text:style-name="L11">
        <text:list-item>
          <text:p text:style-name="P438">A send to a nil channel blocks forever</text:p>
          <text:p text:style-name="P439">var c chan string</text:p>
          <text:p text:style-name="P440">c &lt;- "Hello, World!"</text:p>
          <text:p text:style-name="P441">// fatal error: all goroutines are asleep - deadlock!</text:p>
        </text:list-item>
        <text:list-item>
          <text:p text:style-name="P438">A receive from a nil channel blocks forever</text:p>
          <text:p text:style-name="P442">var c chan string</text:p>
          <text:p text:style-name="P443">fmt.Println(&lt;-c)</text:p>
          <text:p text:style-name="P444">// fatal error: all goroutines are asleep - deadlock!</text:p>
        </text:list-item>
        <text:list-item>
          <text:p text:style-name="P438">A send to a closed channel panics</text:p>
          <text:p text:style-name="P445">var c = make(chan string, 1)</text:p>
          <text:p text:style-name="P446">c &lt;- "Hello, World!"</text:p>
          <text:p text:style-name="P447">close(c)</text:p>
          <text:p text:style-name="P448">c &lt;- "Hello, Panic!"</text:p>
          <text:p text:style-name="P449">// panic: send on closed channel</text:p>
        </text:list-item>
        <text:list-item>
          <text:p text:style-name="P438">A receive from a closed channel returns the zero value immediately</text:p>
          <text:p text:style-name="P450">var c = make(chan int, 2)</text:p>
          <text:p text:style-name="P451">c &lt;- 1</text:p>
          <text:p text:style-name="P452">c &lt;- 2</text:p>
          <text:p text:style-name="P453">close(c)</text:p>
          <text:p text:style-name="P454">for i := 0; i &lt; 3; i++ {</text:p>
          <text:p text:style-name="P455"><text:s text:c="4"/>fmt.Printf("%d ", &lt;-c)</text:p>
          <text:p text:style-name="P456">}</text:p>
          <text:p text:style-name="P457">// 1 2 0</text:p>
        </text:list-item>
      </text:list>
      <text:h text:style-name="Heading_20_2" text:outline-level="2"><text:bookmark-start text:name="printing"/>Printing<text:bookmark-end text:name="printing"/></text:h>
      <text:p text:style-name="P458">fmt.Println("Hello, 你好, नमस्ते, Привет, ᎣᏏᏲ") // basic print, plus newline</text:p>
      <text:p text:style-name="P459">p := struct { X, Y int }{ 17, 2 }</text:p>
      <text:p text:style-name="P460">fmt.Println( "My point:", p, "x coord=", p.X ) // print structs, ints, etc</text:p>
      <text:p text:style-name="P461">s := fmt.Sprintln( "My point:", p, "x coord=", p.X ) // print to string variable</text:p>
      <text:p text:style-name="P462"/>
      <text:p text:style-name="P463">fmt.Printf("%d hex:%x bin:%b fp:%f sci:%e",17,17,17,17.0,17.0) // c-ish format</text:p>
      <text:p text:style-name="P464">s2 := fmt.Sprintf( "%d %f", 17, 17.0 ) // formatted print to string variable</text:p>
      <text:p text:style-name="P465"/>
      <text:p text:style-name="P466">hellomsg := `</text:p>
      <text:p text:style-name="P467"><text:s text:c="1"/>"Hello" in Chinese is 你好 ('Ni Hao')</text:p>
      <text:p text:style-name="P468"><text:s text:c="1"/>"Hello" in Hindi is नमस्ते ('Namaste')</text:p>
      <text:p text:style-name="P469">` // multi-line string literal, using back-tick at beginning and end</text:p>
      <text:h text:style-name="Heading_20_2" text:outline-level="2"><text:bookmark-start text:name="reflection"/>Reflection<text:bookmark-end text:name="reflection"/></text:h>
      <text:h text:style-name="Heading_20_3" text:outline-level="3"><text:bookmark-start text:name="type-switch"/>Type Switch<text:bookmark-end text:name="type-switch"/></text:h>
      <text:p text:style-name="First_20_paragraph">A type switch is like a regular switch statement, but the cases in a type switch specify types (not values) which are compared against the type of the value held by the given interface value.</text:p>
      <text:p text:style-name="P470">func do(i interface{}) {</text:p>
      <text:p text:style-name="P471"><text:s text:c="4"/>switch v := i.(type) {</text:p>
      <text:p text:style-name="P472"><text:s text:c="4"/>case int:</text:p>
      <text:p text:style-name="P473"><text:s text:c="8"/>fmt.Printf("Twice %v is %v\n", v, v*2)</text:p>
      <text:p text:style-name="P474"><text:s text:c="4"/>case string:</text:p>
      <text:p text:style-name="P475"><text:s text:c="8"/>fmt.Printf("%q is %v bytes long\n", v, len(v))</text:p>
      <text:p text:style-name="P476"><text:s text:c="4"/>default:</text:p>
      <text:p text:style-name="P477"><text:s text:c="8"/>fmt.Printf("I don't know about type %T!\n", v)</text:p>
      <text:p text:style-name="P478"><text:s text:c="4"/>}</text:p>
      <text:p text:style-name="P479">}</text:p>
      <text:p text:style-name="P480"/>
      <text:p text:style-name="P481">func main() {</text:p>
      <text:p text:style-name="P482"><text:s text:c="4"/>do(21)</text:p>
      <text:p text:style-name="P483"><text:s text:c="4"/>do("hello")</text:p>
      <text:p text:style-name="P484"><text:s text:c="4"/>do(true)</text:p>
      <text:p text:style-name="P485">}</text:p>
      <text:h text:style-name="Heading_20_1" text:outline-level="1"><text:bookmark-start text:name="snippets"/>Snippets<text:bookmark-end text:name="snippets"/></text:h>
      <text:h text:style-name="Heading_20_2" text:outline-level="2"><text:bookmark-start text:name="files-embedding"/>Files Embedding<text:bookmark-end text:name="files-embedding"/></text:h>
      <text:p text:style-name="First_20_paragraph">Go programs can embed static files using the <text:span text:style-name="Source_Text">"embed"</text:span> package as follows:</text:p>
      <text:p text:style-name="P486">package main</text:p>
      <text:p text:style-name="P487"/>
      <text:p text:style-name="P488">import (</text:p>
      <text:p text:style-name="P489"><text:s text:c="4"/>"embed"</text:p>
      <text:p text:style-name="P490"><text:s text:c="4"/>"log"</text:p>
      <text:p text:style-name="P491"><text:s text:c="4"/>"net/http"</text:p>
      <text:p text:style-name="P492">)</text:p>
      <text:p text:style-name="P493"/>
      <text:p text:style-name="P494">// content holds the static content (2 files) for the web server.</text:p>
      <text:p text:style-name="P495">//go:embed a.txt b.txt</text:p>
      <text:p text:style-name="P496">var content embed.FS</text:p>
      <text:p text:style-name="P497"/>
      <text:p text:style-name="P498">func main() {</text:p>
      <text:p text:style-name="P499"><text:s text:c="4"/>http.Handle("/", http.FileServer(http.FS(content)))</text:p>
      <text:p text:style-name="P500"><text:s text:c="4"/>log.Fatal(http.ListenAndServe(":8080", nil))</text:p>
      <text:p text:style-name="P501">}</text:p>
      <text:p text:style-name="First_20_paragraph"><text:a xlink:type="simple" xlink:href="https://play.golang.org/p/pwWxdrQSrYv" office:name=""><text:span text:style-name="Definition">Full Playground Example</text:span></text:a></text:p>
      <text:h text:style-name="Heading_20_2" text:outline-level="2"><text:bookmark-start text:name="http-server"/>HTTP Server<text:bookmark-end text:name="http-server"/></text:h>
      <text:p text:style-name="P502">package main</text:p>
      <text:p text:style-name="P503"/>
      <text:p text:style-name="P504">import (</text:p>
      <text:p text:style-name="P505"><text:s text:c="4"/>"fmt"</text:p>
      <text:p text:style-name="P506"><text:s text:c="4"/>"net/http"</text:p>
      <text:p text:style-name="P507">)</text:p>
      <text:p text:style-name="P508"/>
      <text:p text:style-name="P509">// define a type for the response</text:p>
      <text:p text:style-name="P510">type Hello struct{}</text:p>
      <text:p text:style-name="P511"/>
      <text:p text:style-name="P512">// let that type implement the ServeHTTP method (defined in interface http.Handler)</text:p>
      <text:p text:style-name="P513">func (h Hello) ServeHTTP(w http.ResponseWriter, r *http.Request) {</text:p>
      <text:p text:style-name="P514"><text:s text:c="4"/>fmt.Fprint(w, "Hello!")</text:p>
      <text:p text:style-name="P515">}</text:p>
      <text:p text:style-name="P516"/>
      <text:p text:style-name="P517">func main() {</text:p>
      <text:p text:style-name="P518"><text:s text:c="4"/>var h Hello</text:p>
      <text:p text:style-name="P519"><text:s text:c="4"/>http.ListenAndServe("localhost:4000", h)</text:p>
      <text:p text:style-name="P520">}</text:p>
      <text:p text:style-name="P521"/>
      <text:p text:style-name="P522">// Here's the method signature of http.ServeHTTP:</text:p>
      <text:p text:style-name="P523">// type Handler interface {</text:p>
      <text:p text:style-name="P524">// <text:s text:c="4"/>ServeHTTP(w http.ResponseWriter, r *http.Request)</text:p>
      <text:p text:style-name="P525">//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/>
    <dc:description/>
    <dc:subject/>
    <meta:keyword/>
    <meta:initial-creator/>
    <dc:creator/>
    <meta:creation-date>2022-04-04T19:43:00Z</meta:creation-date>
    <dc:date>2022-04-04T19:43:00Z</dc:date>
  </office:meta>
</office:document-meta>
</file>